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a" style:num-letter-sync="true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text-align="center" fo:line-height="100%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4" style:parent-style-name="Normální" style:family="paragraph">
      <style:paragraph-properties fo:text-align="center" fo:line-height="100%"/>
    </style:style>
    <style:style style:name="P15" style:parent-style-name="Normální" style:family="paragraph">
      <style:paragraph-properties fo:text-align="center" fo:line-height="100%"/>
    </style:style>
    <style:style style:name="P16" style:parent-style-name="Normální" style:family="paragraph">
      <style:paragraph-properties fo:text-align="justify" fo:line-height="100%"/>
    </style:style>
    <style:style style:name="P17" style:parent-style-name="Normální" style:family="paragraph">
      <style:paragraph-properties fo:text-align="justify" fo:line-height="100%"/>
      <style:text-properties fo:font-weight="bold" style:font-weight-asian="bold"/>
    </style:style>
    <style:style style:name="P18" style:parent-style-name="Normální" style:family="paragraph">
      <style:paragraph-properties fo:text-align="justify" fo:line-height="100%"/>
    </style:style>
    <style:style style:name="P19" style:parent-style-name="Normální" style:family="paragraph">
      <style:paragraph-properties fo:text-align="justify" fo:line-height="100%"/>
    </style:style>
    <style:style style:name="P20" style:parent-style-name="Normální" style:family="paragraph">
      <style:paragraph-properties fo:text-align="justify" fo:line-height="100%"/>
    </style:style>
    <style:style style:name="T21" style:parent-style-name="Standardnípísmoodstavce" style:family="text">
      <style:text-properties fo:font-weight="bold" style:font-weight-asian="bold"/>
    </style:style>
    <style:style style:name="P22" style:parent-style-name="Normální" style:family="paragraph">
      <style:paragraph-properties fo:text-align="justify" fo:line-height="100%"/>
    </style:style>
    <style:style style:name="P23" style:parent-style-name="Normální" style:family="paragraph">
      <style:paragraph-properties fo:text-align="justify" fo:line-height="100%"/>
    </style:style>
    <style:style style:name="P24" style:parent-style-name="Normální" style:family="paragraph">
      <style:paragraph-properties fo:text-align="justify" fo:line-height="100%"/>
    </style:style>
    <style:style style:name="P25" style:parent-style-name="Normální" style:family="paragraph">
      <style:paragraph-properties fo:text-align="justify" fo:line-height="100%"/>
    </style:style>
    <style:style style:name="T26" style:parent-style-name="Standardnípísmoodstavce" style:family="text">
      <style:text-properties fo:font-weight="bold" style:font-weight-asian="bold"/>
    </style:style>
    <style:style style:name="T27" style:parent-style-name="Standardnípísmoodstavce" style:family="text">
      <style:text-properties fo:font-weight="bold" style:font-weight-asian="bold"/>
    </style:style>
    <style:style style:name="P28" style:parent-style-name="Normální" style:family="paragraph">
      <style:paragraph-properties fo:text-align="justify" fo:line-height="100%"/>
    </style:style>
    <style:style style:name="P29" style:parent-style-name="Normální" style:family="paragraph">
      <style:paragraph-properties fo:text-align="justify" fo:line-height="100%"/>
    </style:style>
    <style:style style:name="P30" style:parent-style-name="Normální" style:family="paragraph">
      <style:paragraph-properties fo:text-align="justify" fo:line-height="100%"/>
    </style:style>
    <style:style style:name="T31" style:parent-style-name="Standardnípísmoodstavce" style:family="text">
      <style:text-properties fo:font-weight="bold" style:font-weight-asian="bold"/>
    </style:style>
    <style:style style:name="P32" style:parent-style-name="Odstavecseseznamem" style:family="paragraph">
      <style:paragraph-properties fo:text-align="justify" fo:line-height="100%" fo:margin-left="0.4923in">
        <style:tab-stops/>
      </style:paragraph-properties>
    </style:style>
    <style:style style:name="P33" style:parent-style-name="Odstavecseseznamem" style:family="paragraph">
      <style:paragraph-properties fo:text-align="justify" fo:line-height="100%" fo:margin-left="0.4923in">
        <style:tab-stops/>
      </style:paragraph-properties>
    </style:style>
    <style:style style:name="P34" style:parent-style-name="Odstavecseseznamem" style:family="paragraph">
      <style:paragraph-properties fo:text-align="justify" fo:line-height="100%" fo:margin-left="0in">
        <style:tab-stops/>
      </style:paragraph-properties>
    </style:style>
    <style:style style:name="T35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P36" style:parent-style-name="Odstavecseseznamem" style:family="paragraph">
      <style:paragraph-properties fo:text-align="justify" fo:line-height="100%" fo:margin-left="0.4923in">
        <style:tab-stops/>
      </style:paragraph-properties>
    </style:style>
    <style:style style:name="P37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38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T39" style:parent-style-name="Standardnípísmoodstavce" style:family="text">
      <style:text-properties fo:font-weight="bold" style:font-weight-asian="bold"/>
    </style:style>
    <style:style style:name="P40" style:parent-style-name="Odstavecseseznamem" style:family="paragraph">
      <style:paragraph-properties fo:line-height="100%"/>
    </style:style>
    <style:style style:name="P41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42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P43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44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P45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T46" style:parent-style-name="Standardnípísmoodstavce" style:family="text">
      <style:text-properties fo:font-weight="bold" style:font-weight-asian="bold"/>
    </style:style>
    <style:style style:name="P47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P48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49" style:parent-style-name="Odstavecseseznamem" style:family="paragraph">
      <style:paragraph-properties fo:text-align="justify" fo:line-height="100%" fo:margin-left="0.5909in" fo:text-indent="-0.2951in">
        <style:tab-stops/>
      </style:paragraph-properties>
    </style:style>
    <style:style style:name="P50" style:parent-style-name="Odstavecseseznamem" style:family="paragraph">
      <style:paragraph-properties fo:text-align="justify" fo:line-height="100%" fo:margin-left="0.5909in" fo:text-indent="-0.2951in">
        <style:tab-stops/>
      </style:paragraph-properties>
    </style:style>
    <style:style style:name="P51" style:parent-style-name="Odstavecseseznamem" style:family="paragraph">
      <style:paragraph-properties fo:text-align="justify" fo:line-height="100%" fo:margin-left="0.5909in" fo:text-indent="-0.2951in">
        <style:tab-stops/>
      </style:paragraph-properties>
    </style:style>
    <style:style style:name="P52" style:parent-style-name="Odstavecseseznamem" style:family="paragraph">
      <style:paragraph-properties fo:text-align="justify" fo:line-height="100%" fo:margin-left="0.5909in" fo:text-indent="-0.2951in">
        <style:tab-stops/>
      </style:paragraph-properties>
    </style:style>
    <style:style style:name="P53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P54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P55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56" style:parent-style-name="Odstavecseseznamem" style:family="paragraph">
      <style:paragraph-properties fo:line-height="100%"/>
    </style:style>
    <style:style style:name="P57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58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P59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60" style:parent-style-name="Normální" style:family="paragraph">
      <style:paragraph-properties fo:text-align="justify" fo:line-height="100%"/>
    </style:style>
    <style:style style:name="P61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62" style:parent-style-name="Odstavecseseznamem" style:family="paragraph">
      <style:paragraph-properties fo:text-align="justify" fo:line-height="100%" fo:margin-left="0.2958in">
        <style:tab-stops/>
      </style:paragraph-properties>
    </style:style>
    <style:style style:name="P63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64" style:parent-style-name="Odstavecseseznamem" style:family="paragraph">
      <style:paragraph-properties fo:line-height="100%"/>
    </style:style>
    <style:style style:name="P65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66" style:parent-style-name="Odstavecseseznamem" style:family="paragraph">
      <style:paragraph-properties fo:line-height="100%"/>
    </style:style>
    <style:style style:name="P67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68" style:parent-style-name="Odstavecseseznamem" style:family="paragraph">
      <style:paragraph-properties fo:line-height="100%"/>
    </style:style>
    <style:style style:name="P69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70" style:parent-style-name="Normální" style:family="paragraph">
      <style:paragraph-properties fo:line-height="100%"/>
    </style:style>
    <style:style style:name="P71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72" style:parent-style-name="Odstavecseseznamem" style:family="paragraph">
      <style:paragraph-properties fo:line-height="100%"/>
    </style:style>
    <style:style style:name="P73" style:parent-style-name="Odstavecseseznamem" style:family="paragraph">
      <style:paragraph-properties fo:text-align="justify" fo:line-height="100%" fo:margin-left="0.2958in" fo:text-indent="-0.2958in">
        <style:tab-stops/>
      </style:paragraph-properties>
    </style:style>
    <style:style style:name="P74" style:parent-style-name="Normální" style:family="paragraph">
      <style:paragraph-properties fo:text-align="justify" fo:line-height="100%"/>
    </style:style>
    <style:style style:name="P75" style:parent-style-name="Normální" style:family="paragraph">
      <style:paragraph-properties fo:line-height="100%"/>
    </style:style>
    <style:style style:name="P76" style:parent-style-name="Normální" style:family="paragraph">
      <style:paragraph-properties fo:text-align="justify" fo:line-height="100%"/>
    </style:style>
    <style:style style:name="P77" style:parent-style-name="Normální" style:family="paragraph">
      <style:paragraph-properties fo:text-align="justify" fo:line-height="100%"/>
    </style:style>
    <style:style style:name="TableColumn79" style:family="table-column">
      <style:table-column-properties style:column-width="3.1986in" style:use-optimal-column-width="false"/>
    </style:style>
    <style:style style:name="TableColumn80" style:family="table-column">
      <style:table-column-properties style:column-width="3.1986in" style:use-optimal-column-width="false"/>
    </style:style>
    <style:style style:name="Table78" style:family="table">
      <style:table-properties style:width="6.3972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Normální" style:family="paragraph">
      <style:paragraph-properties fo:text-align="justify" fo:line-height="100%"/>
    </style:style>
    <style:style style:name="P84" style:parent-style-name="Normální" style:family="paragraph">
      <style:paragraph-properties fo:text-align="justify" fo:line-height="100%"/>
    </style:style>
    <style:style style:name="P85" style:parent-style-name="Normální" style:family="paragraph">
      <style:paragraph-properties fo:text-align="justify" fo:line-height="100%"/>
    </style:style>
    <style:style style:name="P86" style:parent-style-name="Normální" style:family="paragraph">
      <style:paragraph-properties fo:text-align="justify" fo:line-height="100%"/>
    </style:style>
    <style:style style:name="P87" style:parent-style-name="Normální" style:family="paragraph">
      <style:paragraph-properties fo:text-align="justify" fo:line-height="100%"/>
    </style:style>
    <style:style style:name="P88" style:parent-style-name="Normální" style:family="paragraph">
      <style:paragraph-properties fo:text-align="justify" fo:line-height="100%"/>
    </style:style>
    <style:style style:name="P89" style:parent-style-name="Normální" style:family="paragraph">
      <style:paragraph-properties fo:text-align="justify" fo:line-height="100%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Normální" style:family="paragraph">
      <style:paragraph-properties fo:text-align="justify" fo:line-height="100%"/>
    </style:style>
    <style:style style:name="P92" style:parent-style-name="Normální" style:family="paragraph">
      <style:paragraph-properties fo:text-align="justify" fo:line-height="100%"/>
    </style:style>
    <style:style style:name="P93" style:parent-style-name="Normální" style:family="paragraph">
      <style:paragraph-properties fo:text-align="justify" fo:line-height="100%"/>
    </style:style>
    <style:style style:name="P94" style:parent-style-name="Normální" style:family="paragraph">
      <style:paragraph-properties fo:text-align="justify" fo:line-height="100%"/>
    </style:style>
    <style:style style:name="P95" style:parent-style-name="Normální" style:family="paragraph">
      <style:paragraph-properties fo:text-align="justify" fo:line-height="100%"/>
    </style:style>
    <style:style style:name="P96" style:parent-style-name="Normální" style:family="paragraph">
      <style:paragraph-properties fo:line-height="100%"/>
    </style:style>
    <style:style style:name="P97" style:parent-style-name="Normální" style:family="paragraph">
      <style:paragraph-properties fo:text-align="justify" fo:line-height="100%"/>
    </style:style>
  </office:automatic-styles>
  <office:body>
    <office:text text:use-soft-page-breaks="true">
      <text:p text:style-name="P1">SMLOUVA O DÍLO</text:p>
      <text:p text:style-name="P14"/>
      <text:p text:style-name="P15">Toto je smlouva o dílo uzavřená mezi smluvními stranami:</text:p>
      <text:p text:style-name="P16"/>
      <text:p text:style-name="P17">Česká pirátská strana</text:p>
      <text:p text:style-name="P18">se sídlem Řehořova 943/19, Praha 3</text:p>
      <text:p text:style-name="P19">IČO: 71339698</text:p>
      <text:p text:style-name="P20">(dále jen „<text:span text:style-name="T21">objednatel</text:span>“)</text:p>
      <text:p text:style-name="P22"/>
      <text:p text:style-name="P23">a</text:p>
      <text:p text:style-name="P24"/>
      <text:p text:style-name="P25"><text:span text:style-name="T26">Zuzanou<text:s/></text:span><text:span text:style-name="T27">Martínkovou</text:span></text:p>
      <text:p text:style-name="P28">Dolní Roveň – Komárov 20</text:p>
      <text:p text:style-name="P29">Narozena: 4. 6. 1991</text:p>
      <text:p text:style-name="P30">(dále jen „<text:span text:style-name="T31">zhotovitel</text:span>“)</text:p>
      <text:p text:style-name="P32"/>
      <text:p text:style-name="P33"/>
      <text:p text:style-name="P34"><text:span text:style-name="T35">Smluvní ujednání</text:span>:</text:p>
      <text:p text:style-name="P36"/>
      <text:list text:style-name="LFO6" text:continue-numbering="true">
        <text:list-item>
          <text:p text:style-name="P37">Zhotovitel pro objednatele udělá toto:</text:p>
        </text:list-item>
      </text:list>
      <text:p text:style-name="P38">Nakreslení maskota volební kampaně, který bude mít podobu „živého otvíráku“. Maskot bude nakreslen v mužském i<text:s/>ženském provedení, v několika polohách. (dále jen „<text:span text:style-name="T39">dílo</text:span>“).</text:p>
      <text:p text:style-name="P40"/>
      <text:list text:style-name="LFO6" text:continue-numbering="true">
        <text:list-item>
          <text:p text:style-name="P41">Zhotovitel dílo dokončí do konce července 2016 a předá ho osobně zástupci koalice Pro otevřený kraj – Piráti, Zelení, Změna.</text:p>
        </text:list-item>
      </text:list>
      <text:p text:style-name="P42"/>
      <text:list text:style-name="LFO6" text:continue-numbering="true">
        <text:list-item>
          <text:p text:style-name="P43">Dílo se považuje za řádně dokončené, pokud odpovídá této smlouvě a jejímu účelu.</text:p>
        </text:list-item>
      </text:list>
      <text:p text:style-name="P44"/>
      <text:list text:style-name="LFO6" text:continue-numbering="true">
        <text:list-item>
          <text:p text:style-name="P45">Objednatel řádně a včas dokončené dílo od zhotovitele převezme a v dohodnuté lhůtě mu za něj zaplatí cenu ve výši 6000 Kč (dále jen „<text:span text:style-name="T46">cena díla</text:span>“)<text:s/>na účet 1019404421/6100. Cena díla je zhotovitelem zaručena co do závaznosti a úplnosti a nelze ji zvýšit jinak, než dohodou stran. Cena díla zahrnuje veškeré náklady a výdaje, které zhotoviteli v souvislosti s plněním smlouvy vzniknou.</text:p>
        </text:list-item>
      </text:list>
      <text:p text:style-name="P47"/>
      <text:list text:style-name="LFO6" text:continue-numbering="true">
        <text:list-item>
          <text:p text:style-name="P48">Nebude-li dílo včas a řádně dokončeno, má objednatel z této smlouvy následující práva:</text:p>
        </text:list-item>
      </text:list>
      <text:list text:style-name="LFO7" text:continue-numbering="true">
        <text:list-item>
          <text:p text:style-name="P49">právo poskytnout zhotoviteli dodatečnou lhůtu k dokončení díla, přičemž je objednatel zároveň oprávněn snížit cenu díla o 100 Kč za [každý započatý den/každou započatou hodinu] prodlení oproti původně smluvenému času dokončení (čl. 2 smlouvy);</text:p>
        </text:list-item>
        <text:list-item>
          <text:p text:style-name="P50">právo od smlouvy odstoupit;</text:p>
        </text:list-item>
        <text:list-item>
          <text:p text:style-name="P51">právo požadovat od zhotovitele zaplacení smluvní pokuty ve výši 500 Kč;</text:p>
        </text:list-item>
        <text:list-item>
          <text:p text:style-name="P52">právo na náhradu majetkové a nemajetkové újmy.</text:p>
        </text:list-item>
      </text:list>
      <text:p text:style-name="P53">Objednatel může využít i více z uvedených práv současně, pokud to jejich povaha nevylučuje.</text:p>
      <text:p text:style-name="P54"/>
      <text:list text:style-name="LFO6">
        <text:list-item text:start-value="1">
          <text:p text:style-name="P55">Zhotovitel prohlašuje, že má veškeré znalosti a schopnosti potřebné pro řádné a<text:s/>včasné provedení díla, a zavazuje se, že dílo provede s potřebnou (odbornou) péčí.</text:p>
        </text:list-item>
      </text:list>
      <text:p text:style-name="P56"/>
      <text:list text:style-name="LFO6" text:continue-numbering="true">
        <text:list-item>
          <text:p text:style-name="P57">Zhotovitel sám obstará vše, co je k provedení díla třeba, pokud se s objednatelem nedohodne jinak.</text:p>
        </text:list-item>
      </text:list>
      <text:p text:style-name="P58"/>
      <text:soft-page-break/>
      <text:list text:style-name="LFO6" text:continue-numbering="true">
        <text:list-item>
          <text:p text:style-name="P59">Zhotovitel bude dílo provádět samostatně, bude však přitom vázán pokyny<text:s/>objednatele. Bude-li zhotovitel považovat vydané pokyny za nevhodné pro řádné a včasné provedení díla, objednatele na to včas upozorní.</text:p>
        </text:list-item>
      </text:list>
      <text:p text:style-name="P60"/>
      <text:list text:style-name="LFO6" text:continue-numbering="true">
        <text:list-item>
          <text:p text:style-name="P61">Objednatel může kontrolovat provádění díla. Jestliže některá ze stran zjistí v provádění díla nedostatky, zhotovitel je<text:s/>neprodleně odstraní, jinak může objednatel od smlouvy odstoupit.</text:p>
        </text:list-item>
      </text:list>
      <text:p text:style-name="P62"/>
      <text:list text:style-name="LFO6" text:continue-numbering="true">
        <text:list-item>
          <text:p text:style-name="P63">Objeví-li se na díle kdykoli po předání vady, může objednatel vždy požadovat přiměřenou slevu z ceny díla. Práva objednatele vyplývající ze zákona tím nejsou dotčena.</text:p>
        </text:list-item>
      </text:list>
      <text:p text:style-name="P64"/>
      <text:list text:style-name="LFO6" text:continue-numbering="true">
        <text:list-item>
          <text:p text:style-name="P65">Objednatel může od smlouvy před začátkem jejího plnění odstoupit i bez udání důvodu.</text:p>
        </text:list-item>
      </text:list>
      <text:p text:style-name="P66"/>
      <text:list text:style-name="LFO6" text:continue-numbering="true">
        <text:list-item>
          <text:p text:style-name="P67">Zhotovitel na sebe bere nebezpečí změny okolností, včetně zcela mimořádných a nepředvídatelných skutečností.</text:p>
        </text:list-item>
      </text:list>
      <text:p text:style-name="P68"/>
      <text:list text:style-name="LFO6" text:continue-numbering="true">
        <text:list-item>
          <text:p text:style-name="P69">Zhotovitel ani částečně nepostoupí žádnou pohledávku související s touto smlouvou<text:s/>na nikoho jiného.</text:p>
        </text:list-item>
      </text:list>
      <text:p text:style-name="P70"/>
      <text:list text:style-name="LFO6" text:continue-numbering="true">
        <text:list-item>
          <text:p text:style-name="P71">Případné spory týkající se této smlouvy budou primárně řešeny smírnou, mimosoudní cestou.</text:p>
        </text:list-item>
      </text:list>
      <text:p text:style-name="P72"/>
      <text:list text:style-name="LFO6" text:continue-numbering="true">
        <text:list-item>
          <text:p text:style-name="P73">Tato smlouva je sepsána ve dvou vyhotoveních, z nichž každá strana obdrží po jednom. Obě strany souhlasí s tím, že tato smlouva bude v plném rozsahu zveřejněna.</text:p>
        </text:list-item>
      </text:list>
      <text:p text:style-name="P74"/>
      <text:p text:style-name="P75">V Pardubicích dne 5. 7. 2016</text:p>
      <text:p text:style-name="P76"/>
      <text:p text:style-name="P77"/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Objednatel:</text:p>
            <text:p text:style-name="P84"/>
            <text:p text:style-name="P85"/>
            <text:p text:style-name="P86"/>
            <text:p text:style-name="P87">________________________________</text:p>
            <text:p text:style-name="P88">Česká pirátská strana</text:p>
            <text:p text:style-name="P89">Pavel Štěpánek, předseda krajského sdružení</text:p>
          </table:table-cell>
          <table:table-cell table:style-name="TableCell90">
            <text:p text:style-name="P91">Zhotovitel:</text:p>
            <text:p text:style-name="P92"/>
            <text:p text:style-name="P93"/>
            <text:p text:style-name="P94"/>
            <text:p text:style-name="P95">________________________________</text:p>
            <text:p text:style-name="P96">Zuzana Martínková</text:p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3333in"/>
      <style:text-properties style:font-name="Cambria" style:font-name-asian="Times New Roman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WW_CharLFO1LVL1" style:family="text">
      <style:text-properties style:font-name="Cambria"/>
    </style:style>
    <text:list-style style:name="WW_OutlineListStyle_3" style:display-name="WW_OutlineListStyle_3">
      <text:list-level-style-number text:level="1" text:style-name="WW_CharLFO1LVL1" style:num-prefix="ČÁST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Záhlaví" style:display-name="Záhlaví" style:family="paragraph" style:parent-style-name="Normální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Nadpis1Char" style:display-name="Nadpis 1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ZáhlavíChar" style:display-name="Záhlaví Char" style:family="text" style:parent-style-name="Standardnípísmoodstavce"/>
    <style:style style:name="ZápatíChar" style:display-name="Zápatí Char" style:family="text" style:parent-style-name="Standardnípísmoodstavce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style:font-name="Cambria"/>
    </style:style>
    <text:list-style style:name="Outline" style:display-name="Outline">
      <text:list-level-style-number text:level="1" text:style-name="WW_CharLFO2LVL1" style:num-prefix="ČÁST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="Cambria"/>
    </style:style>
    <text:list-style style:name="WW_OutlineListStyle_2" style:display-name="WW_OutlineListStyle_2">
      <text:list-level-style-number text:level="1" text:style-name="WW_CharLFO3LVL1" style:num-prefix="ČÁST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Cambria"/>
    </style:style>
    <text:list-style style:name="WW_OutlineListStyle_1" style:display-name="WW_OutlineListStyle_1">
      <text:list-level-style-number text:level="1" text:style-name="WW_CharLFO4LVL1" style:num-prefix="ČÁST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Cambria"/>
    </style:style>
    <text:list-style style:name="WW_OutlineListStyle" style:display-name="WW_OutlineListStyle">
      <text:list-level-style-number text:level="1" text:style-name="WW_CharLFO5LVL1" style:num-prefix="ČÁST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Cambria"/>
    </style:style>
    <text:outline-style style:name="WW_OutlineListStyle_4">
      <text:outline-level-style text:level="1" text:style-name="WW_CharOUTLINELVL1" style:num-prefix="ČÁST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a" style:num-letter-sync="true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77in"/>
      </style:header-style>
      <style:footer-style>
        <style:header-footer-properties style:dynamic-spacing="true" fo:min-height="0.4923in"/>
      </style:footer-style>
    </style:page-layout>
    <style:style style:name="T2" style:parent-style-name="Standardnípísmoodstavce" style:family="text">
      <style:text-properties style:language-asian="cs" style:country-asian="CZ"/>
    </style:style>
    <style:style style:name="P3" style:parent-style-name="Zápatí" style:family="paragraph">
      <style:paragraph-properties fo:text-align="center"/>
    </style:style>
    <style:style style:name="T4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5" style:parent-style-name="Standardnípísmoodstavce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7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8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9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10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11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P12" style:parent-style-name="Zápatí" style:family="paragraph">
      <style:paragraph-properties fo:text-align="center"/>
    </style:style>
    <style:style style:name="T13" style:parent-style-name="Standardnípísmoodstavce" style:family="text">
      <style:text-properties style:font-name="Liberation Sans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Záhlaví"><text:span text:style-name="T2"><draw:frame draw:z-index="251659264" draw:style-name="a0" draw:name="Obrázek 1" text:anchor-type="paragraph" svg:x="0.01929in" svg:y="-0.14173in" svg:width="2.23071in" svg:height="0.92441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3"><text:span text:style-name="T4">Česká pirátská strana • Řehořova 493/19 130 00 Praha 3 <text:s/>• Doručovat do datové schránky b2i4r6j</text:span><text:span text:style-name="T5"><text:line-break/></text:span><text:span text:style-name="T6">Tel. +420 608 963 111 • Web<text:s/></text:span><text:a xlink:href="http://www.pirati.cz/" office:target-frame-name="_top" xlink:show="replace"><text:span text:style-name="T7">http://www.pirati.cz</text:span></text:a><text:span text:style-name="T8"><text:s/>• E-mail<text:s/></text:span><text:a xlink:href="mailto:info@pirati.cz" office:target-frame-name="_top" xlink:show="replace"><text:span text:style-name="T9">info@pirati.cz</text:span></text:a><text:span text:style-name="T10"><text:s/>• IČO<text:s/></text:span><text:span text:style-name="T11">71339698</text:span></text:p>
        <text:p text:style-name="P12"><text:span text:style-name="T13">Transparentní účet 2100048174/2010</text:span></text:p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lip Hajný;Vladislav Tobias Esner</meta:initial-creator>
    <dc:creator>Maty Brydl</dc:creator>
    <meta:creation-date>2016-07-18T18:16:00Z</meta:creation-date>
    <dc:date>2016-07-21T10:40:00Z</dc:date>
    <meta:print-date>2014-08-30T13:29:00Z</meta:print-date>
    <meta:template xlink:href="Normal" xlink:type="simple"/>
    <meta:editing-cycles>9</meta:editing-cycles>
    <meta:editing-duration>PT720S</meta:editing-duration>
    <meta:document-statistic meta:page-count="2" meta:paragraph-count="6" meta:word-count="470" meta:character-count="3240" meta:row-count="23" meta:non-whitespace-character-count="2776"/>
  </office:meta>
</office:document-meta>
</file>